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03_21-00-0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04_01-53-51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04_03-03-00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10-04_07-42-33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9" office:value-type="string">
            <text:p>2022-10-04_07-44-39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04_08-08-34_000.jpg</text:p>
          </table:table-cell>
          <table:table-cell table:style-name="ce27" office:value-type="string">
            <text:p>:m Other / 買うもの / item=~,at=いなげや,for=~,other=買った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Other / 買うもの / item=~,at=いなげや,for=~,other=買った">
            <text:p>:m Other / 買うもの / item=~,at=いなげや,for=~,other=買った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0-04_12-03-0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0-04_16-08-22_000.jpg</text:p>
          </table:table-cell>
          <table:table-cell table:style-name="ce27" office:value-type="string">
            <text:p>:m RES 1*2 / free# JVEMV6 68#_369:1 / 68. theoretical-physics(tp) / topics=量子力学,w=~,doc=r-7-A1~1.1.7##5-3,s=~,i=~,other=calc+;memo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1*2 / free# JVEMV6 68#_369:1 / 68. theoretical-physics(tp) / topics=量子力学,w=~,doc=r-7-A1~1.1.7##5-3,s=~,i=~,other=calc+;memo+">
            <text:p>:m RES 1*2 / free# JVEMV6 68#_369:1 / 68. theoretical-physics(tp) / topics=量子力学,w=~,doc=r-7-A1~1.1.7##5-3,s=~,i=~,other=calc+;memo+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04_16-08-36_000.jpg</text:p>
          </table:table-cell>
          <table:table-cell table:style-name="ce27" office:value-type="string">
            <text:p>:m RES 2*2 / free# JVEMV6 68#_369:1 / 68. theoretical-physics(tp) / topics=量子力学,w=~,doc=r-7-A1~1.1.7##5-3,s=~,i=~,other=calc+;memo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RES 2*2 / free# JVEMV6 68#_369:1 / 68. theoretical-physics(tp) / topics=量子力学,w=~,doc=r-7-A1~1.1.7##5-3,s=~,i=~,other=calc+;memo+">
            <text:p>:m RES 2*2 / free# JVEMV6 68#_369:1 / 68. theoretical-physics(tp) / topics=量子力学,w=~,doc=r-7-A1~1.1.7##5-3,s=~,i=~,other=calc+;memo+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0-04_19-01-16_000.jpg</text:p>
          </table:table-cell>
          <table:table-cell table:style-name="ce27" office:value-type="string">
            <text:p>:m :篠笛,shinobue #*# / session-memo:session-2 / p.1:genre=add:10-04~page-2,key=~,file-piece-other=~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篠笛,shinobue #*# / session-memo:session-2 / p.1:genre=add:10-04~page-2,key=~,file-piece-other=~,musescore=~">
            <text:p>:m :篠笛,shinobue #*# / session-memo:session-2 / p.1:genre=add:10-04~page-2,key=~,file-piece-other=~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5">2022/10/05</text:date>, <text:time>10:17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05T10:17:11.74</dc:date>
    <dc:creator>iwabuchi ken</dc:creator>
    <meta:editing-duration>P49DT12H27M21S</meta:editing-duration>
    <meta:editing-cycles>16174</meta:editing-cycles>
    <meta:document-statistic meta:table-count="2" meta:cell-count="911" meta:object-count="0"/>
    <meta:user-defined meta:name="qrichtext">1</meta:user-defined>
  </office:meta>
</office:document-meta>
</file>